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fo:margin-top="0.3cm" fo:margin-bottom="0.21cm" loext:contextual-spacing="false" style:page-number="auto"/>
      <style:text-properties officeooo:rsid="00388f92" officeooo:paragraph-rsid="00388f92"/>
    </style:style>
    <style:style style:name="P2" style:family="paragraph" style:parent-style-name="Text_20_body">
      <style:text-properties officeooo:paragraph-rsid="0035126a"/>
    </style:style>
    <style:style style:name="P3" style:family="paragraph" style:parent-style-name="Text_20_body">
      <style:text-properties officeooo:paragraph-rsid="0036db19"/>
    </style:style>
    <style:style style:name="P4" style:family="paragraph" style:parent-style-name="Text_20_body">
      <style:text-properties officeooo:paragraph-rsid="003916a4"/>
    </style:style>
    <style:style style:name="P5" style:family="paragraph" style:parent-style-name="Heading_20_3">
      <style:paragraph-properties fo:margin-top="0.199cm" fo:margin-bottom="0.101cm" loext:contextual-spacing="false"/>
    </style:style>
    <style:style style:name="P6" style:family="paragraph" style:parent-style-name="Heading_20_3">
      <style:paragraph-properties fo:margin-top="0.25cm" fo:margin-bottom="0.101cm" loext:contextual-spacing="false"/>
    </style:style>
    <style:style style:name="P7" style:family="paragraph" style:parent-style-name="Heading_20_3">
      <style:paragraph-properties fo:margin-top="0.6cm" fo:margin-bottom="0.25cm" loext:contextual-spacing="false"/>
    </style:style>
    <style:style style:name="T1" style:family="text">
      <style:text-properties officeooo:rsid="0035126a"/>
    </style:style>
    <style:style style:name="T2" style:family="text">
      <style:text-properties officeooo:rsid="00388f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agon Wheel</text:h>
      <text:p text:style-name="Heading_20_2">(<text:span text:style-name="T2">Old Crow Medicine Show</text:span>)</text:p>
      <text:p text:style-name="Text_20_body">Capo 2</text:p>
      <text:p text:style-name="P5">[INTRO]</text:p>
      <text:p text:style-name="Text_20_body">G <text:s/>D <text:s/>Em <text:s/>C <text:s text:c="3"/>G <text:s/>D <text:s/>C <text:s text:c="3"/></text:p>
      <text:p text:style-name="Text_20_body">G <text:s/>D <text:s/>Em <text:s/>C <text:s text:c="3"/>G <text:s/>D <text:s/>C</text:p>
      <text:p text:style-name="P6">[VERSE 1]</text:p>
      <text:p text:style-name="Text_20_body">G <text:s text:c="23"/>D</text:p>
      <text:p text:style-name="Text_20_body">Headed down south to the land of the pines</text:p>
      <text:p text:style-name="Text_20_body"><text:s text:c="8"/>Em <text:s text:c="18"/>C</text:p>
      <text:p text:style-name="Text_20_body">And I'm thumbin' my way into North Caroline</text:p>
      <text:p text:style-name="Text_20_body">G</text:p>
      <text:p text:style-name="Text_20_body">Starin' up the road</text:p>
      <text:p text:style-name="Text_20_body"><text:s text:c="12"/>D <text:s text:c="8"/>C</text:p>
      <text:p text:style-name="Text_20_body">And pray to God I see headlights</text:p>
      <text:p text:style-name="Text_20_body"><text:s text:c="2"/>G <text:s text:c="24"/>D</text:p>
      <text:p text:style-name="Text_20_body">I made it down the coast in seventeen hours</text:p>
      <text:p text:style-name="Text_20_body">Em <text:s text:c="21"/>C</text:p>
      <text:p text:style-name="Text_20_body">Pickin' me a bouquet of dogwood flowers</text:p>
      <text:p text:style-name="Text_20_body"><text:s text:c="10"/>G</text:p>
      <text:p text:style-name="Text_20_body">And I'm a hopin' for Raleigh</text:p>
      <text:p text:style-name="Text_20_body"><text:s text:c="6"/>D <text:s text:c="12"/>C</text:p>
      <text:p text:style-name="Text_20_body">I can see my baby tonight</text:p>
      <text:p text:style-name="P6">[CHORUS]</text:p>
      <text:p text:style-name="Text_20_body"><text:s text:c="3"/>G <text:s text:c="18"/>D</text:p>
      <text:p text:style-name="Text_20_body">So rock me mama like a wagon wheel</text:p>
      <text:p text:style-name="Text_20_body">Em <text:s text:c="13"/>C</text:p>
      <text:p text:style-name="Text_20_body">Rock me mama anyway you feel</text:p>
      <text:p text:style-name="Text_20_body">G <text:s text:c="2"/>D <text:s text:c="4"/>C</text:p>
      <text:p text:style-name="Text_20_body">Hey, mama rock me</text:p>
      <text:p text:style-name="Text_20_body">G <text:s text:c="20"/>D</text:p>
      <text:p text:style-name="Text_20_body">Rock me mama like the wind and the rain</text:p>
      <text:p text:style-name="Text_20_body">Em <text:s text:c="17"/>C</text:p>
      <text:p text:style-name="Text_20_body">Rock me mama like a south-bound train</text:p>
      <text:p text:style-name="Text_20_body">G <text:s text:c="2"/>D <text:s text:c="4"/>C</text:p>
      <text:p text:style-name="Text_20_body">Hey, mama rock me</text:p>
      <text:p text:style-name="Heading_20_3"><text:soft-page-break/>[INSTRUMENTAL]</text:p>
      <text:p text:style-name="Text_20_body">G <text:s/>D <text:s/>Em <text:s/>C <text:s text:c="3"/>G <text:s/>D <text:s/>C</text:p>
      <text:p text:style-name="Heading_20_3">[VERSE 2]</text:p>
      <text:p text:style-name="Text_20_body">G <text:s text:c="20"/>D</text:p>
      <text:p text:style-name="Text_20_body">Runnin' from the cold up in New England</text:p>
      <text:p text:style-name="Text_20_body"><text:s text:c="6"/>Em <text:s text:c="24"/>C</text:p>
      <text:p text:style-name="Text_20_body">I was born to be a fiddler in an old-time stringband</text:p>
      <text:p text:style-name="P4"><text:s text:c="3"/>G <text:s text:c="22"/>D <text:s text:c="13"/>C</text:p>
      <text:p text:style-name="P4">My baby plays the guitar <text:s text:c="2"/>I pick a banjo now</text:p>
      <text:p text:style-name="Text_20_body"><text:s text:c="8"/>G <text:s text:c="27"/>D</text:p>
      <text:p text:style-name="Text_20_body">Oh, the North country winters keep a gettin' me down</text:p>
      <text:p text:style-name="Text_20_body"><text:s text:c="8"/>Em <text:s text:c="22"/>C</text:p>
      <text:p text:style-name="Text_20_body">Lost my money playin' poker so I had to up and leave</text:p>
      <text:p text:style-name="Text_20_body"><text:s text:c="6"/>G</text:p>
      <text:p text:style-name="Text_20_body">But I ain't a turnin' back</text:p>
      <text:p text:style-name="Text_20_body"><text:s text:c="3"/>D <text:s text:c="19"/>C</text:p>
      <text:p text:style-name="Text_20_body">To livin' that old life no more</text:p>
      <text:p text:style-name="Heading_20_3">[CHORUS]</text:p>
      <text:p text:style-name="Text_20_body"><text:s text:c="3"/>G <text:s text:c="18"/>D</text:p>
      <text:p text:style-name="Text_20_body">So rock me mama like a wagon wheel</text:p>
      <text:p text:style-name="Text_20_body">Em <text:s text:c="13"/>C</text:p>
      <text:p text:style-name="Text_20_body">Rock me mama anyway you feel</text:p>
      <text:p text:style-name="Text_20_body">G <text:s text:c="2"/>D <text:s text:c="4"/>C</text:p>
      <text:p text:style-name="Text_20_body">Hey, mama rock me</text:p>
      <text:p text:style-name="Text_20_body">G <text:s text:c="20"/>D</text:p>
      <text:p text:style-name="Text_20_body">Rock me mama like the wind and the rain</text:p>
      <text:p text:style-name="Text_20_body">Em <text:s text:c="17"/>C</text:p>
      <text:p text:style-name="Text_20_body">Rock me mama like a south-bound train</text:p>
      <text:p text:style-name="Text_20_body">G <text:s text:c="2"/>D <text:s text:c="4"/>C</text:p>
      <text:p text:style-name="Text_20_body">Hey, mama rock me</text:p>
      <text:p text:style-name="Heading_20_3">[INSTRUMENTAL]</text:p>
      <text:p text:style-name="Text_20_body">G <text:s/>D <text:s/>Em <text:s/>C <text:s text:c="3"/>G <text:s/>D <text:s/>C <text:s text:c="3"/></text:p>
      <text:p text:style-name="Text_20_body">G <text:s/>D <text:s/>Em <text:s/>C <text:s text:c="3"/>G <text:s/>D <text:s/>C </text:p>
      <text:p text:style-name="P7"><text:soft-page-break/>[VERSE 3]</text:p>
      <text:p text:style-name="Text_20_body">G <text:s text:c="19"/>D</text:p>
      <text:p text:style-name="Text_20_body">Walkin' to the south out of Roanoke</text:p>
      <text:p text:style-name="Text_20_body"><text:s text:c="11"/>Em</text:p>
      <text:p text:style-name="Text_20_body">I caught a trucker out of Philly</text:p>
      <text:p text:style-name="Text_20_body"><text:s text:c="6"/>C</text:p>
      <text:p text:style-name="Text_20_body">Had a nice long toke</text:p>
      <text:p text:style-name="Text_20_body"><text:s text:c="4"/>G <text:s text:c="26"/>D</text:p>
      <text:p text:style-name="Text_20_body">But he's a headed west from the Cumberland Gap</text:p>
      <text:p text:style-name="Text_20_body"><text:s text:c="3"/>C</text:p>
      <text:p text:style-name="Text_20_body">To Johnson City, Tennessee</text:p>
      <text:p text:style-name="Text_20_body"><text:s text:c="6"/>G <text:s text:c="18"/>D</text:p>
      <text:p text:style-name="Text_20_body">And I gotta get a move on before the sun</text:p>
      <text:p text:style-name="Text_20_body"><text:s text:c="10"/>Em</text:p>
      <text:p text:style-name="Text_20_body">I hear my baby callin' my name</text:p>
      <text:p text:style-name="Text_20_body"><text:s text:c="6"/>C</text:p>
      <text:p text:style-name="Text_20_body">And I know that she's the only one</text:p>
      <text:p text:style-name="Text_20_body"><text:s text:c="4"/>G</text:p>
      <text:p text:style-name="Text_20_body">And if I die in Raleigh</text:p>
      <text:p text:style-name="Text_20_body"><text:s text:c="3"/>D <text:s text:c="15"/>C</text:p>
      <text:p text:style-name="Text_20_body">At least I will die free</text:p>
      <text:p text:style-name="Heading_20_3">[CHORUS]</text:p>
      <text:p text:style-name="Text_20_body"><text:s text:c="3"/>G <text:s text:c="18"/>D</text:p>
      <text:p text:style-name="Text_20_body">So rock me mama like a wagon wheel</text:p>
      <text:p text:style-name="Text_20_body">Em <text:s text:c="13"/>C</text:p>
      <text:p text:style-name="Text_20_body">Rock me mama anyway you feel</text:p>
      <text:p text:style-name="Text_20_body">G <text:s text:c="2"/>D <text:s text:c="4"/>C</text:p>
      <text:p text:style-name="Text_20_body">Hey, mama rock me</text:p>
      <text:p text:style-name="Text_20_body">G <text:s text:c="20"/>D</text:p>
      <text:p text:style-name="Text_20_body">Rock me mama like the wind and the rain</text:p>
      <text:p text:style-name="Text_20_body">Em <text:s text:c="17"/>C</text:p>
      <text:p text:style-name="Text_20_body">Rock me mama like a south-bound train</text:p>
      <text:p text:style-name="Text_20_body">G <text:s text:c="2"/>D <text:s text:c="4"/>C <text:s text:c="10"/>G</text:p>
      <text:p text:style-name="Text_20_body">Hey, mama rock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3S</meta:editing-duration>
    <meta:editing-cycles>41</meta:editing-cycles>
    <meta:generator>LibreOffice/6.0.1.1$MacOSX_X86_64 LibreOffice_project/60bfb1526849283ce2491346ed2aa51c465abfe6</meta:generator>
    <dc:title>Lyrics + Chords</dc:title>
    <dc:date>2018-06-18T11:57:00.173945041</dc:date>
    <meta:print-date>2017-04-03T12:23:29.985893000</meta:print-date>
    <meta:document-statistic meta:table-count="0" meta:image-count="0" meta:object-count="0" meta:page-count="3" meta:paragraph-count="103" meta:word-count="443" meta:character-count="2494" meta:non-whitespace-character-count="138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